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3.0661in"/>
    </style:style>
    <style:style style:name="co5" style:family="table-column">
      <style:table-column-properties fo:break-before="auto" style:column-width="1.5756in"/>
    </style:style>
    <style:style style:name="co6" style:family="table-column">
      <style:table-column-properties fo:break-before="auto" style:column-width="2.3366in"/>
    </style:style>
    <style:style style:name="co7" style:family="table-column">
      <style:table-column-properties fo:break-before="auto" style:column-width="0.9327in"/>
    </style:style>
    <style:style style:name="co8" style:family="table-column">
      <style:table-column-properties fo:break-before="auto" style:column-width="1.640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3047in"/>
    </style:style>
    <style:style style:name="co11" style:family="table-column">
      <style:table-column-properties fo:break-before="auto" style:column-width="3.1736in"/>
    </style:style>
    <style:style style:name="co12" style:family="table-column">
      <style:table-column-properties fo:break-before="auto" style:column-width="3.4736in"/>
    </style:style>
    <style:style style:name="co13" style:family="table-column">
      <style:table-column-properties fo:break-before="auto" style:column-width="3.6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000000" fo:font-weight="normal" style:font-weight-asian="normal" style:font-weight-complex="normal"/>
    </style:style>
    <style:style style:name="ce4" style:family="table-cell" style:parent-style-name="Default">
      <style:text-properties fo:color="#000000"/>
    </style:style>
    <style:style style:name="ce6" style:family="table-cell" style:parent-style-name="Default">
      <style:text-properties fo:color="#ff4000" fo:font-weight="normal" style:font-weight-asian="normal" style:font-weight-complex="normal"/>
    </style:style>
    <style:style style:name="ce7" style:family="table-cell" style:parent-style-name="Default">
      <style:text-properties fo:color="#ff4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/>
    </style:style>
    <style:style style:name="T3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weight-asian="normal" style:font-weight-complex="normal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classification task</text:p>
          </table:table-cell>
          <table:table-cell office:value-type="string" calcext:value-type="string">
            <text:p>FS methods</text:p>
          </table:table-cell>
          <table:table-cell office:value-type="string" calcext:value-type="string">
            <text:p>FS params</text:p>
          </table:table-cell>
          <table:table-cell office:value-type="string" calcext:value-type="string">
            <text:p># selected features</text:p>
          </table:table-cell>
          <table:table-cell office:value-type="string" calcext:value-type="string">
            <text:p>classification method</text:p>
          </table:table-cell>
          <table:table-cell office:value-type="string" calcext:value-type="string">
            <text:p>classification methods param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MCI and LMCI vs CN</text:p>
          </table:table-cell>
          <table:table-cell office:value-type="string" calcext:value-type="string">
            <text:p>f_oneway AND RF</text:p>
          </table:table-cell>
          <table:table-cell office:value-type="string" calcext:value-type="string">
            <text:p>Pval: &lt;0.1 (exp), &lt;0.05 (cnv), &lt; 0.1 (exp)</text:p>
          </table:table-cell>
          <table:table-cell/>
          <table:table-cell office:value-type="string" calcext:value-type="string">
            <text:p>RF</text:p>
          </table:table-cell>
          <table:table-cell/>
          <table:table-cell office:value-type="float" office:value="0.598361" calcext:value-type="float">
            <text:p>0.598361</text:p>
          </table:table-cell>
          <table:table-cell office:value-type="float" office:value="0.477633" calcext:value-type="float">
            <text:p>0.477633</text:p>
          </table:table-cell>
          <table:table-cell office:value-type="string" calcext:value-type="string">
            <text:p>1 fold only, cnv cap 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EMCI and LMCI </text:span>vs CN</text:p>
          </table:table-cell>
          <table:table-cell office:value-type="string" calcext:value-type="string">
            <text:p>f_oneway AND RF</text:p>
          </table:table-cell>
          <table:table-cell office:value-type="string" calcext:value-type="string">
            <text:p>Pval: &lt;0.1 (exp), &lt;0.01 (cnv), &lt; 0.1 (exp)</text:p>
          </table:table-cell>
          <table:table-cell/>
          <table:table-cell office:value-type="string" calcext:value-type="string">
            <text:p>RF</text:p>
          </table:table-cell>
          <table:table-cell/>
          <table:table-cell office:value-type="string" calcext:value-type="string">
            <text:p>0.57(?)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1 fold only, cnv cap 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EMCI and LMCI </text:span>vs CN</text:p>
          </table:table-cell>
          <table:table-cell office:value-type="string" calcext:value-type="string">
            <text:p>(f_oneway OR manwhitneyu) AND RF</text:p>
          </table:table-cell>
          <table:table-cell office:value-type="string" calcext:value-type="string">
            <text:p>Pval: &lt;0.1 (exp), &lt;0.05 (cnv), &lt; 0.1 (exp)</text:p>
          </table:table-cell>
          <table:table-cell office:value-type="string" calcext:value-type="string">
            <text:p>329 (exp), 120 (cnv), 1 (met)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{'bootstrap': True, 'ccp_alpha': 0.0, 'class_weight': 'balanced', 'criterion': 'gini', 'max_depth': 2, 'max_features': 0.4000000000000001, 'max_leaf_nodes': None, 'max_samples': 0.30000000000000004, 'min_impurity_decrease': 0.0, 'min_samples_leaf': 1, 'min_samples_split': 2, 'min_weight_fraction_leaf': 0.0, 'n_estimators': 60, 'n_jobs': None, 'oob_score': False, 'random_state': 0, 'verbose': 0, 'warm_start': False}</text:p>
          </table:table-cell>
          <table:table-cell office:value-type="float" office:value="0.540984" calcext:value-type="float">
            <text:p>0.540984</text:p>
          </table:table-cell>
          <table:table-cell office:value-type="float" office:value="0.4557" calcext:value-type="float">
            <text:p>0.4557</text:p>
          </table:table-cell>
          <table:table-cell office:value-type="string" calcext:value-type="string">
            <text:p>1 fold only, cnv cap 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EMCI and LMCI </text:span>vs CN</text:p>
          </table:table-cell>
          <table:table-cell office:value-type="string" calcext:value-type="string">
            <text:p>(f_oneway OR manwhitneyu) AND RF</text:p>
          </table:table-cell>
          <table:table-cell office:value-type="string" calcext:value-type="string">
            <text:p>Pval: &lt;0.1 (exp), &lt;0.05 (cnv), &lt; 0.1 (exp)</text:p>
          </table:table-cell>
          <table:table-cell office:value-type="string" calcext:value-type="string">
            <text:p>305 (exp), 123 (cnv), 2 (met)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{'bootstrap': True, 'ccp_alpha': 0.0, 'class_weight': 'balanced', 'criterion': 'gini', 'max_depth': 2, 'max_features': 0.2, 'max_leaf_nodes': None, 'max_samples': 0.30000000000000004, 'min_impurity_decrease': 0.0, 'min_samples_leaf': 1, 'min_samples_split': 2, 'min_weight_fraction_leaf': 0.0, 'n_estimators': 160, 'n_jobs': None, 'oob_score': False, 'random_state': 0, 'verbose': 0, 'warm_start': False}</text:p>
          </table:table-cell>
          <table:table-cell office:value-type="float" office:value="0.581967" calcext:value-type="float">
            <text:p>0.581967</text:p>
          </table:table-cell>
          <table:table-cell office:value-type="float" office:value="0.460895" calcext:value-type="float">
            <text:p>0.460895</text:p>
          </table:table-cell>
          <table:table-cell office:value-type="string" calcext:value-type="string">
            <text:p>1 fold only, cnv full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EMCI and LMCI </text:span>vs CN</text:p>
          </table:table-cell>
          <table:table-cell office:value-type="string" calcext:value-type="string">
            <text:p>f_oneway AND RF</text:p>
          </table:table-cell>
          <table:table-cell office:value-type="string" calcext:value-type="string">
            <text:p>Pval: &lt;0.1 (exp), &lt;0.05 (cnv), &lt; 0.1 (exp)</text:p>
          </table:table-cell>
          <table:table-cell office:value-type="string" calcext:value-type="string">
            <text:p>308 (exp), 118 (cnv), 2 (met)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{'bootstrap': True, 'ccp_alpha': 0.0, 'class_weight': 'balanced', 'criterion': 'gini', 'max_depth': 2, 'max_features': 0.5000000000000001, 'max_leaf_nodes': None, 'max_samples': 0.30000000000000004, 'min_impurity_decrease': 0.0, 'min_samples_leaf': 1, 'min_samples_split': 2, 'min_weight_fraction_leaf': 0.0, 'n_estimators': 220, 'n_jobs': None, 'oob_score': False, 'random_state': 0, 'verbose': 0, 'warm_start': False}</text:p>
          </table:table-cell>
          <table:table-cell office:value-type="float" office:value="0.614754" calcext:value-type="float">
            <text:p>0.614754</text:p>
          </table:table-cell>
          <table:table-cell office:value-type="float" office:value="0.491775" calcext:value-type="float">
            <text:p>0.491775</text:p>
          </table:table-cell>
          <table:table-cell office:value-type="string" calcext:value-type="string">
            <text:p>1 fold only, cnv full log_2 transformed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Pval 0.1, 0.05, 0.1 cnv full log_2 transformed</text:p>
          </table:table-cell>
          <table:table-cell/>
          <table:table-cell office:value-type="string" calcext:value-type="string">
            <text:p>Pval 0.15, 0.05, 0.1 cnv full log_2 transformed</text:p>
          </table:table-cell>
          <table:table-cell table:style-name="ce1" office:value-type="string" calcext:value-type="string">
            <text:p><text:span text:style-name="T2">Pval(0.15, 0.01, 0.1); </text:span><text:span text:style-name="T3">cnv full log_2 transformed</text:span></text:p>
          </table:table-cell>
          <table:table-cell office:value-type="string" calcext:value-type="string">
            <text:p>Pval(0.1, 0.01, 0.1)</text:p>
          </table:table-cell>
          <table:table-cell table:style-name="ce5" office:value-type="string" calcext:value-type="string">
            <text:p><text:span text:style-name="T4">Pval(0.15, 0.1, 0.1); </text:span><text:span text:style-name="T5">cnv full log_2 transformed</text:span></text:p>
          </table:table-cell>
          <table:table-cell table:style-name="ce5" office:value-type="string" calcext:value-type="string">
            <text:p><text:span text:style-name="T4">Pval(0.2, 0.15, 0.2); </text:span><text:span text:style-name="T5">cnv full log_2 transformed</text:span></text:p>
          </table:table-cell>
          <table:table-cell table:style-name="ce6" office:value-type="string" calcext:value-type="string">
            <text:p><text:span text:style-name="T4">Pval(0.2, 0.01, 0.2); </text:span><text:span text:style-name="T5">cnv full log_2 transformed</text:span></text:p>
          </table:table-cell>
          <table:table-cell table:style-name="ce5" office:value-type="string" calcext:value-type="string">
            <text:p><text:span text:style-name="T4">Pval(0.2, 0.05, 0.2); </text:span><text:span text:style-name="T5">cnv full log_2 transformed</text:span></text:p>
          </table:table-cell>
          <table:table-cell table:style-name="ce5" office:value-type="string" calcext:value-type="string">
            <text:p><text:span text:style-name="T4">Pval(0.2, 0.01, 0.2); </text:span><text:span text:style-name="T5">cnv full log_2 transformed, remove the redundant</text:span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old 1</text:p>
          </table:table-cell>
          <table:table-cell office:value-type="float" office:value="0.52459" calcext:value-type="float">
            <text:p>0.52459</text:p>
          </table:table-cell>
          <table:table-cell office:value-type="string" calcext:value-type="string">
            <text:p>308, 118, 2</text:p>
          </table:table-cell>
          <table:table-cell office:value-type="float" office:value="0.58197" calcext:value-type="float">
            <text:p>0.58197</text:p>
          </table:table-cell>
          <table:table-cell table:style-name="ce2" office:value-type="float" office:value="0.590164" calcext:value-type="float">
            <text:p>0.590164</text:p>
          </table:table-cell>
          <table:table-cell office:value-type="float" office:value="0.52459" calcext:value-type="float">
            <text:p>0.52459</text:p>
          </table:table-cell>
          <table:table-cell table:style-name="ce4" office:value-type="float" office:value="0.598361" calcext:value-type="float">
            <text:p>0.598361</text:p>
          </table:table-cell>
          <table:table-cell table:style-name="ce4" office:value-type="float" office:value="0.54918" calcext:value-type="float">
            <text:p>0.54918</text:p>
          </table:table-cell>
          <table:table-cell table:style-name="ce7" office:value-type="float" office:value="0.590164" calcext:value-type="float">
            <text:p>0.590164</text:p>
          </table:table-cell>
          <table:table-cell table:style-name="ce4" office:value-type="float" office:value="0.598361" calcext:value-type="float">
            <text:p>0.598361</text:p>
          </table:table-cell>
          <table:table-cell table:style-name="ce4" office:value-type="string" calcext:value-type="string">
            <text:p>0.590164 (12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old 2</text:p>
          </table:table-cell>
          <table:table-cell office:value-type="float" office:value="0.578512" calcext:value-type="float">
            <text:p>0.578512</text:p>
          </table:table-cell>
          <table:table-cell office:value-type="string" calcext:value-type="string">
            <text:p>301,141, 0</text:p>
          </table:table-cell>
          <table:table-cell office:value-type="float" office:value="0.595042" calcext:value-type="float">
            <text:p>0.595042</text:p>
          </table:table-cell>
          <table:table-cell table:style-name="ce2" office:value-type="float" office:value="0.628099" calcext:value-type="float">
            <text:p>0.628099</text:p>
          </table:table-cell>
          <table:table-cell office:value-type="float" office:value="0.603306" calcext:value-type="float">
            <text:p>0.603306</text:p>
          </table:table-cell>
          <table:table-cell table:number-columns-repeated="2" table:style-name="ce4" office:value-type="float" office:value="0.619835" calcext:value-type="float">
            <text:p>0.619835</text:p>
          </table:table-cell>
          <table:table-cell table:style-name="ce7" office:value-type="float" office:value="0.61157" calcext:value-type="float">
            <text:p>0.61157</text:p>
          </table:table-cell>
          <table:table-cell table:style-name="ce4" office:value-type="float" office:value="0.644628" calcext:value-type="float">
            <text:p>0.644628</text:p>
          </table:table-cell>
          <table:table-cell office:value-type="string" calcext:value-type="string">
            <text:p>0.619835 (3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old 3</text:p>
          </table:table-cell>
          <table:table-cell office:value-type="float" office:value="0.603306" calcext:value-type="float">
            <text:p>0.603306</text:p>
          </table:table-cell>
          <table:table-cell office:value-type="string" calcext:value-type="string">
            <text:p>333, 147,0</text:p>
          </table:table-cell>
          <table:table-cell/>
          <table:table-cell table:style-name="ce2" office:value-type="float" office:value="0.636364" calcext:value-type="float">
            <text:p>0.636364</text:p>
          </table:table-cell>
          <table:table-cell office:value-type="float" office:value="0.586777" calcext:value-type="float">
            <text:p>0.586777</text:p>
          </table:table-cell>
          <table:table-cell table:style-name="ce4" office:value-type="float" office:value="0.619835" calcext:value-type="float">
            <text:p>0.619835</text:p>
          </table:table-cell>
          <table:table-cell table:style-name="ce4" office:value-type="float" office:value="0.628099" calcext:value-type="float">
            <text:p>0.628099</text:p>
          </table:table-cell>
          <table:table-cell table:style-name="ce7" office:value-type="float" office:value="0.636364" calcext:value-type="float">
            <text:p>0.636364</text:p>
          </table:table-cell>
          <table:table-cell table:style-name="ce4" office:value-type="float" office:value="0.636364" calcext:value-type="float">
            <text:p>0.636364</text:p>
          </table:table-cell>
          <table:table-cell office:value-type="string" calcext:value-type="string">
            <text:p>0.595041 (5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old 4</text:p>
          </table:table-cell>
          <table:table-cell office:value-type="float" office:value="0.53719" calcext:value-type="float">
            <text:p>0.53719</text:p>
          </table:table-cell>
          <table:table-cell office:value-type="string" calcext:value-type="string">
            <text:p>351, 130, 0</text:p>
          </table:table-cell>
          <table:table-cell/>
          <table:table-cell table:style-name="ce2" office:value-type="float" office:value="0.545455" calcext:value-type="float">
            <text:p>0.545455</text:p>
          </table:table-cell>
          <table:table-cell office:value-type="float" office:value="0.545455" calcext:value-type="float">
            <text:p>0.545455</text:p>
          </table:table-cell>
          <table:table-cell table:style-name="ce4" office:value-type="float" office:value="0.586777" calcext:value-type="float">
            <text:p>0.586777</text:p>
          </table:table-cell>
          <table:table-cell table:style-name="ce4" office:value-type="float" office:value="0.561983" calcext:value-type="float">
            <text:p>0.561983</text:p>
          </table:table-cell>
          <table:table-cell table:style-name="ce7" office:value-type="float" office:value="0.61157" calcext:value-type="float">
            <text:p>0.61157</text:p>
          </table:table-cell>
          <table:table-cell table:style-name="ce4" office:value-type="float" office:value="0.570248" calcext:value-type="float">
            <text:p>0.570248</text:p>
          </table:table-cell>
          <table:table-cell office:value-type="string" calcext:value-type="string">
            <text:p>0.520661 (8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old 5</text:p>
          </table:table-cell>
          <table:table-cell office:value-type="float" office:value="0.61157" calcext:value-type="float">
            <text:p>0.61157</text:p>
          </table:table-cell>
          <table:table-cell office:value-type="string" calcext:value-type="string">
            <text:p>326, 150, 0</text:p>
          </table:table-cell>
          <table:table-cell/>
          <table:table-cell table:style-name="ce2" office:value-type="float" office:value="0.578512" calcext:value-type="float">
            <text:p>0.578512</text:p>
          </table:table-cell>
          <table:table-cell office:value-type="float" office:value="0.561983" calcext:value-type="float">
            <text:p>0.561983</text:p>
          </table:table-cell>
          <table:table-cell table:number-columns-repeated="2" table:style-name="ce4" office:value-type="float" office:value="0.603306" calcext:value-type="float">
            <text:p>0.603306</text:p>
          </table:table-cell>
          <table:table-cell table:style-name="ce7" office:value-type="float" office:value="0.61157" calcext:value-type="float">
            <text:p>0.61157</text:p>
          </table:table-cell>
          <table:table-cell table:style-name="ce4" office:value-type="float" office:value="0.545455" calcext:value-type="float">
            <text:p>0.545455</text:p>
          </table:table-cell>
          <table:table-cell office:value-type="string" calcext:value-type="string">
            <text:p>0.553719 (9)</text:p>
          </table:table-cell>
        </table:table-row>
        <table:table-row table:style-name="ro1">
          <table:table-cell table:number-columns-repeated="6"/>
          <table:table-cell table:formula="of:=AVERAGE([.G10:.G14])" office:value-type="float" office:value="0.5710336" calcext:value-type="float">
            <text:p>0.5710336</text:p>
          </table:table-cell>
          <table:table-cell table:number-columns-repeated="2"/>
          <table:table-cell table:style-name="ce2" table:formula="of:=AVERAGE([.J10:.J14])" office:value-type="float" office:value="0.5957188" calcext:value-type="float">
            <text:p>0.5957188</text:p>
          </table:table-cell>
          <table:table-cell table:formula="of:=AVERAGE([.K10:.K14])" office:value-type="float" office:value="0.5644222" calcext:value-type="float">
            <text:p>0.5644222</text:p>
          </table:table-cell>
          <table:table-cell table:style-name="ce4" table:formula="of:=AVERAGE([.L10:.L14])" office:value-type="float" office:value="0.6056228" calcext:value-type="float">
            <text:p>0.6056228</text:p>
          </table:table-cell>
          <table:table-cell table:style-name="ce4" table:formula="of:=AVERAGE([.M10:.M14])" office:value-type="float" office:value="0.5924806" calcext:value-type="float">
            <text:p>0.5924806</text:p>
          </table:table-cell>
          <table:table-cell table:style-name="ce7" table:formula="of:=AVERAGE([.N10:.N14])" office:value-type="float" office:value="0.6122476" calcext:value-type="float">
            <text:p>0.6122476</text:p>
          </table:table-cell>
          <table:table-cell table:style-name="ce4" table:formula="of:=AVERAGE([.O10:.O14])" office:value-type="float" office:value="0.5990112" calcext:value-type="float">
            <text:p>0.5990112</text:p>
          </table:table-cell>
          <table:table-cell/>
        </table:table-row>
        <table:table-row table:style-name="ro1">
          <table:table-cell table:number-columns-repeated="14"/>
          <table:table-cell table:style-name="ce4"/>
          <table:table-cell/>
        </table:table-row>
        <table:table-row table:style-name="ro1">
          <table:table-cell table:number-columns-repeated="6"/>
          <table:table-cell office:value-type="string" calcext:value-type="string">
            <text:p>Fold</text:p>
          </table:table-cell>
          <table:table-cell office:value-type="string" calcext:value-type="string">
            <text:p>Second Best</text:p>
          </table:table-cell>
          <table:table-cell office:value-type="string" calcext:value-type="string">
            <text:p>Best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2459" calcext:value-type="float">
            <text:p>0.52459</text:p>
          </table:table-cell>
          <table:table-cell table:style-name="ce1" office:value-type="float" office:value="0.590164" calcext:value-type="float">
            <text:p>0.59016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578512" calcext:value-type="float">
            <text:p>0.578512</text:p>
          </table:table-cell>
          <table:table-cell table:style-name="ce1" office:value-type="float" office:value="0.628099" calcext:value-type="float">
            <text:p>0.628099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603306" calcext:value-type="float">
            <text:p>0.603306</text:p>
          </table:table-cell>
          <table:table-cell table:style-name="ce1" office:value-type="float" office:value="0.636364" calcext:value-type="float">
            <text:p>0.63636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53719" calcext:value-type="float">
            <text:p>0.53719</text:p>
          </table:table-cell>
          <table:table-cell table:style-name="ce1" office:value-type="float" office:value="0.545455" calcext:value-type="float">
            <text:p>0.545455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0.61157" calcext:value-type="float">
            <text:p>0.61157</text:p>
          </table:table-cell>
          <table:table-cell table:style-name="ce1" office:value-type="float" office:value="0.578512" calcext:value-type="float">
            <text:p>0.57851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verage</text:p>
          </table:table-cell>
          <table:table-cell table:formula="of:=AVERAGE([.H18:.H22])" office:value-type="float" office:value="0.5710336" calcext:value-type="float">
            <text:p>0.5710336</text:p>
          </table:table-cell>
          <table:table-cell table:style-name="ce1" table:formula="of:=AVERAGE([.I18:.I22])" office:value-type="float" office:value="0.5957188" calcext:value-type="float">
            <text:p>0.5957188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G10:Sheet1.H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9T20:44:28.662189097</meta:creation-date>
    <dc:date>2023-06-06T08:57:27.239267796</dc:date>
    <meta:editing-duration>P2DT19M12S</meta:editing-duration>
    <meta:editing-cycles>15</meta:editing-cycles>
    <meta:generator>LibreOffice/6.4.7.2$Linux_X86_64 LibreOffice_project/40$Build-2</meta:generator>
    <meta:document-statistic meta:table-count="1" meta:cell-count="145" meta:object-count="0"/>
  </office:meta>
</office:document-meta>
</file>